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ist_20_1">
      <style:paragraph-properties fo:line-height="200%"/>
      <style:text-properties fo:font-variant="normal" fo:text-transform="none" fo:color="#000000" loext:opacity="100%" style:text-line-through-style="none" style:text-line-through-type="none" style:font-name="Arial" fo:font-size="22pt" fo:font-style="normal" style:text-underline-style="none" fo:font-weight="bold" officeooo:paragraph-rsid="001bd8b9" style:text-blinking="false" fo:background-color="transparent" style:font-size-asian="22pt" style:font-size-complex="22pt"/>
    </style:style>
    <style:style style:name="P2" style:family="paragraph" style:parent-style-name="Standard" style:list-style-name="List_20_1">
      <style:paragraph-properties fo:line-height="200%"/>
      <style:text-properties fo:font-size="22pt" fo:font-weight="normal" officeooo:paragraph-rsid="001bd8b9" style:font-size-asian="22pt" style:font-size-complex="22p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6465730" text:style-name="List_20_1">
        <text:list-item>
          <text:list>
            <text:list-item>
              <text:list>
                <text:list-item>
                  <text:p text:style-name="P2"><text:bookmark text:name="docs-internal-guid-193b8ba0-7fff-6847-bd84-fc44b7544c34"/><text:span text:style-name="T3">A </text:span><text:span text:style-name="T4">search bar</text:span><text:span text:style-name="T5"> </text:span><text:span text:style-name="T3">should be provided to filter jobs based on keywords like job title, type, or location.</text:span></text:p>
                </text:list-item>
                <text:list-item>
                  <text:p text:style-name="P1"><text:bookmark text:name="docs-internal-guid-83e35f86-7fff-d72c-c92c-e3931ce20803"/>Add Job Feature:</text:p>
                </text:list-item>
                <text:list-item>
                  <text:p text:style-name="P1"><text:bookmark text:name="docs-internal-guid-6c4c90a0-7fff-18ce-97e1-4cb645486dcb"/>Delete Job Feature</text:p>
                </text:list-item>
                <text:list-item>
                  <text:p text:style-name="P1"><text:bookmark text:name="docs-internal-guid-1f1b587b-7fff-443e-ebed-433b8b17404b"/>Search Feature:</text:p>
                </text:list-item>
                <text:list-item>
                  <text:p text:style-name="P1"><text:bookmark text:name="docs-internal-guid-e45e67c8-7fff-98f8-0c6f-6c327741d074"/>Sort Feature:</text:p>
                </text:list-item>
                <text:list-item>
                  <text:p text:style-name="P1">Search Feature:</text:p>
                </text:list-item>
                <text:list-item>
                  <text:p text:style-name="P1">Pagination:</text:p>
                </text:list-item>
                <text:list-item>
                  <text:p text:style-name="P1">Delete Applicant: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41:17.197902043</meta:creation-date>
    <dc:date>2024-08-21T18:35:13.396594183</dc:date>
    <meta:editing-duration>PT43M45S</meta:editing-duration>
    <meta:editing-cycles>1</meta:editing-cycles>
    <meta:document-statistic meta:table-count="0" meta:image-count="0" meta:object-count="0" meta:page-count="1" meta:paragraph-count="8" meta:word-count="41" meta:character-count="212" meta:non-whitespace-character-count="187"/>
    <meta:generator>LibreOffice/7.3.7.2$Linux_X86_64 LibreOffice_project/30$Build-2</meta:generator>
  </office:meta>
</office:document-meta>
</file>